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normal" style:font-weight-asian="normal" style:font-weight-complex="normal"/>
    </style:style>
    <style:style style:name="P2" style:family="paragraph" style:parent-style-name="Standard" style:list-style-name="L1"/>
    <style:style style:name="P3" style:family="paragraph" style:parent-style-name="Standard" style:list-style-name="L2"/>
    <style:style style:name="P4" style:family="paragraph" style:parent-style-name="Standard" style:list-style-name="L3"/>
    <style:style style:name="P5" style:family="paragraph" style:parent-style-name="Standard" style:list-style-name="L4"/>
    <style:style style:name="P6" style:family="paragraph" style:parent-style-name="Standard" style:list-style-name="L5"/>
    <style:style style:name="P7" style:family="paragraph" style:parent-style-name="Standard" style:list-style-name="L7"/>
    <style:style style:name="P8" style:family="paragraph" style:parent-style-name="Standard" style:list-style-name="L9"/>
    <style:style style:name="P9" style:family="paragraph" style:parent-style-name="Standard" style:list-style-name="L10"/>
    <style:style style:name="P10" style:family="paragraph" style:parent-style-name="Standard" style:list-style-name="L11"/>
    <style:style style:name="P11" style:family="paragraph" style:parent-style-name="Standard" style:list-style-name="L12"/>
    <style:style style:name="P12" style:family="paragraph" style:parent-style-name="Standard" style:list-style-name="L12">
      <style:text-properties fo:font-weight="normal" style:font-weight-asian="normal" style:font-weight-complex="normal"/>
    </style:style>
    <style:style style:name="P13" style:family="paragraph" style:parent-style-name="Standard" style:list-style-name="L13">
      <style:text-properties fo:font-weight="normal" style:font-weight-asian="normal" style:font-weight-complex="normal"/>
    </style:style>
    <style:style style:name="P14" style:family="paragraph" style:parent-style-name="Standard" style:list-style-name="L14">
      <style:text-properties fo:font-weight="normal" style:font-weight-asian="normal" style:font-weight-complex="normal"/>
    </style:style>
    <style:style style:name="P15" style:family="paragraph" style:parent-style-name="Standard" style:list-style-name="L15">
      <style:text-properties fo:font-weight="normal" style:font-weight-asian="normal" style:font-weight-complex="normal"/>
    </style:style>
    <style:style style:name="P16" style:family="paragraph" style:parent-style-name="Standard" style:list-style-name="L16"/>
    <style:style style:name="P17" style:family="paragraph" style:parent-style-name="Standard" style:list-style-name="L6">
      <style:paragraph-properties fo:margin-left="0.9917in" fo:margin-right="0in" fo:text-indent="-0.25in" style:auto-text-indent="false">
        <style:tab-stops/>
      </style:paragraph-properties>
    </style:style>
    <style:style style:name="P18" style:family="paragraph" style:parent-style-name="Standard" style:list-style-name="L8">
      <style:paragraph-properties fo:margin-left="0.9917in" fo:margin-right="0in" fo:text-indent="-0.25in" style:auto-text-indent="false">
        <style:tab-stops/>
      </style:paragraph-properties>
    </style:style>
    <style:style style:name="P19" style:family="paragraph" style:parent-style-name="Standard" style:list-style-name="L17">
      <style:paragraph-properties fo:margin-left="1.0083in" fo:margin-right="0in" fo:text-indent="-0.25in" style:auto-text-indent="false">
        <style:tab-stops/>
      </style:paragraph-properties>
    </style:style>
    <style:style style:name="T1" style:family="text">
      <style:text-properties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StarSymbol"/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Notes: The conjunctive is used where the mood is contrary-to-fact, imagined, irreality. Indirect speech is used when someone said something or thought something.</text:p>
      <text:p text:style-name="Standard"/>
      <text:p text:style-name="Standard">A.</text:p>
      <text:list xml:id="list790943584" text:style-name="L1">
        <text:list-item>
          <text:p text:style-name="P2">Das Mädchen öffnete die Tür.</text:p>
        </text:list-item>
        <text:list-item>
          <text:p text:style-name="P2">Ein fremder Herr stand da.</text:p>
        </text:list-item>
        <text:list-item>
          <text:p text:style-name="P2">Das Mädchen dachte, daß der Herr ein Ausländer war.</text:p>
        </text:list-item>
        <text:list-item>
          <text:p text:style-name="P2">Der Herr wollte mit Herrn Nissing sprechen.</text:p>
        </text:list-item>
        <text:list-item>
          <text:p text:style-name="P2">Herr Nissing war da, aber der Herr konnte mit ihm nicht sprechen.</text:p>
        </text:list-item>
        <text:list-item>
          <text:p text:style-name="P2">Herr Nissing badete. (The passive would not be used as it would imply someone was bathing him. This is why the past is necessary).</text:p>
        </text:list-item>
        <text:list-item>
          <text:p text:style-name="P2">Der Herr wollte warten, bis Herr Nissing sein Bad beendet hatte (The passive would not be used as it would imply someone was bathing him).</text:p>
        </text:list-item>
      </text:list>
      <text:p text:style-name="Standard">B.</text:p>
      <text:list xml:id="list606197654" text:style-name="L2">
        <text:list-item>
          <text:p text:style-name="P3">Mr. Nissing had just gone to the bathroom. Herr Nissing war gerade ins Badezimmer gegangen.</text:p>
        </text:list-item>
        <text:list-item>
          <text:p text:style-name="P3">The man hadn't seen Mr Nissing for more than thirty years. Der Herr hatte Herr Nissing seit mehr als dreßig Jahre nicht gesehen (als is not a preposition).</text:p>
        </text:list-item>
        <text:list-item>
          <text:p text:style-name="P3">The girl closed the door behind her. Das Mädchen schließ die Tür hinter sich.</text:p>
        </text:list-item>
      </text:list>
      <text:p text:style-name="Standard">C.</text:p>
      <text:list xml:id="list1697621928" text:style-name="L3">
        <text:list-item>
          <text:p text:style-name="P4">The man looked at the room. Der Herr betrachtete das Zimmer.</text:p>
        </text:list-item>
        <text:list-item>
          <text:p text:style-name="P4">Everything was as (it was) back then. </text:p>
        </text:list-item>
      </text:list>
      <text:list xml:id="list1077175634" text:style-name="L4">
        <text:list-item>
          <text:p text:style-name="P5">Alles war wie damals. </text:p>
        </text:list-item>
        <text:list-item>
          <text:p text:style-name="P5">Die Zeit stand still.</text:p>
        </text:list-item>
      </text:list>
      <text:list xml:id="list1395010656" text:continue-list="list1697621928" text:style-name="L3">
        <text:list-item>
          <text:p text:style-name="P4">The poor emigrant had become a gentlemen. Der arme Ausländer war ein Herr geworden.</text:p>
        </text:list-item>
        <text:list-item>
          <text:p text:style-name="P4">But the feeling of guilt had remained. Aber das Schulgefühl war gebelieben. </text:p>
        </text:list-item>
        <text:list-item>
          <text:p text:style-name="P4">The gentlemen looked at the desk. Der Herr betrachtete den Schreibtisch. ODER: Der Herr sah den Schreibtisch an.</text:p>
        </text:list-item>
        <text:list-item>
          <text:p text:style-name="P4">The key was still there today. </text:p>
        </text:list-item>
      </text:list>
      <text:list xml:id="list711492940" text:style-name="L5">
        <text:list-item>
          <text:p text:style-name="P6">Der Schlüssel war noch heute da. </text:p>
        </text:list-item>
        <text:list-item>
          <text:p text:style-name="P6">Der Schlüssel steckte auch heute. </text:p>
        </text:list-item>
        <text:list-item>
          <text:p text:style-name="P6">Der Schlüssel steckte noch heute.</text:p>
        </text:list-item>
      </text:list>
      <text:list xml:id="list904476217" text:continue-list="list1395010656" text:style-name="L3">
        <text:list-item>
          <text:p text:style-name="P4">He found that he was holding the key again.</text:p>
        </text:list-item>
      </text:list>
      <text:list xml:id="list1601658355" text:style-name="L6">
        <text:list-item>
          <text:p text:style-name="P17">Er fand, daß er wieder den Schlüssel in der Hand bemerktet.</text:p>
        </text:list-item>
        <text:list-item>
          <text:p text:style-name="P17">Er fand, daß er den Schlüssel wieder in der Hand gehalten hatte. (The passive would not be used here).</text:p>
        </text:list-item>
      </text:list>
      <text:list xml:id="list1177995653" text:continue-list="list904476217" text:style-name="L3">
        <text:list-item>
          <text:p text:style-name="P4">But today he wanted to confess everything. Aber er wollte heute alles gestehen.</text:p>
          <text:p text:style-name="P4"/>
        </text:list-item>
      </text:list>
      <text:p text:style-name="Standard">D.</text:p>
      <text:list xml:id="list455884019" text:style-name="L7">
        <text:list-item>
          <text:p text:style-name="P7">He pulled on the key and the drawer followed. Er zog an dem Schlüssel und die Schublade folgte.</text:p>
        </text:list-item>
        <text:list-item>
          <text:p text:style-name="P7">The checkbooks lay in the middle and a pile of money lay to the right. Die Scheckbücher lagen in der Mitte und rechts lag einen Haufen Banknoten.</text:p>
        </text:list-item>
        <text:list-item>
          <text:p text:style-name="P7">Everything was as (it was) back then. Alles war wie damals.</text:p>
        </text:list-item>
        <text:list-item>
          <text:p text:style-name="P7">It was doubtful whether Nissing had counted the money. Es war zweifelhaft, ob Nissing die Banknoten abgezählt hatte.</text:p>
        </text:list-item>
        <text:list-item>
          <text:p text:style-name="P7">The gentlemen wanted to confess, but he saw an easier way. Der Herr wollte gestehen, aber er sah einen leichteren Weg.</text:p>
        </text:list-item>
        <text:list-item>
          <text:p text:style-name="P7">Thirty three years are less than a day. Dreiunddreißig Jahre sind weniger als einen Tag. (Note, <text:soft-page-break/>als is not preposition).</text:p>
        </text:list-item>
        <text:list-item>
          <text:p text:style-name="P7">In the morning one takes money out of a drawer, and in the afternoon one puts it back again. Am Morgen nimmt man Noten aus der Schublade, und am Nachmittag legt man sie wieder hinein.</text:p>
        </text:list-item>
        <text:list-item>
          <text:p text:style-name="P7">So the money has never gone. <text:s/></text:p>
        </text:list-item>
      </text:list>
      <text:list xml:id="list435795817" text:style-name="L8">
        <text:list-item>
          <text:p text:style-name="P18">Das Geld ist nie verloren gegangen. </text:p>
        </text:list-item>
        <text:list-item>
          <text:p text:style-name="P18">Das Geld ist nie fort gewesen.</text:p>
        </text:list-item>
      </text:list>
      <text:list xml:id="list937016267" text:continue-list="list455884019" text:style-name="L7">
        <text:list-item>
          <text:p text:style-name="P7">The gentleman reached into his pocket. Der Herr griff in seine Tasche hinein. (Note, hinein can be omitted).</text:p>
        </text:list-item>
        <text:list-item>
          <text:p text:style-name="P7">He pulled out a roll of bills. Er zog ein Bündel Noten hervor.</text:p>
        </text:list-item>
        <text:list-item>
          <text:p text:style-name="P7">He took three thousands. Er nahm drei Tausender.</text:p>
        </text:list-item>
        <text:list-item>
          <text:p text:style-name="P7">It was his start up capital with interest. </text:p>
        </text:list-item>
      </text:list>
      <text:list xml:id="list815830524" text:style-name="L17">
        <text:list-item>
          <text:p text:style-name="P19">Es war sein Anfangskapital mit Zinsen.</text:p>
        </text:list-item>
        <text:list-item>
          <text:p text:style-name="P19">Es war sein Anfangskapital vermehrt um die Zinsen.</text:p>
        </text:list-item>
        <text:list-item>
          <text:p text:style-name="P19">Es war sein Anfangskapital plus Zinsen. (Note, if you use vermehren, then you must use “um”).</text:p>
        </text:list-item>
      </text:list>
      <text:p text:style-name="Standard">E.</text:p>
      <text:list xml:id="list1277972888" text:style-name="L9">
        <text:list-item>
          <text:p text:style-name="P8">He put the rest away. Er steckte den Rest ein.</text:p>
        </text:list-item>
        <text:list-item>
          <text:p text:style-name="P8">He heard footsteps. He had to make up his mind. Er hörte Schritte. Er musste sich entscheiden.</text:p>
        </text:list-item>
        <text:list-item>
          <text:p text:style-name="P8">He laid the bills under the pile of money and pushed the drawer closed.</text:p>
        </text:list-item>
      </text:list>
      <text:p text:style-name="Standard"><text:tab/><text:tab/>Er legte die Noten unter den Geldhaufen und schob die Schublade zu. </text:p>
      <text:p text:style-name="Standard"><text:tab/><text:tab/>Er legte die Scheine unter das Notenbündel und schob die Schublade zu.</text:p>
      <text:list xml:id="list913301615" text:continue-numbering="true" text:style-name="L9">
        <text:list-item>
          <text:p text:style-name="P8">Nissing came into the room and recognized his guest immediately.</text:p>
        </text:list-item>
      </text:list>
      <text:p text:style-name="Standard"><text:tab/><text:tab/>Nissing betrat das Zimmer und erkannte den Gast auf den ersten Blick. </text:p>
      <text:p text:style-name="Standard"><text:tab/><text:tab/>Nissing kam ins Zimmer hinein und erkannte den Gast auf den ersten Blick.</text:p>
      <text:list xml:id="list1862084088" text:continue-numbering="true" text:style-name="L9">
        <text:list-item>
          <text:p text:style-name="P8">The gentleman had lived abroad. Der Herr hatte im Ausland gelebt.</text:p>
        </text:list-item>
        <text:list-item>
          <text:p text:style-name="P8">Nissing had spoken with someone who had met him. <text:s/>Nissing hatte mit jemandem gesprochen, der ihn getroffen hatte.</text:p>
        </text:list-item>
        <text:list-item>
          <text:p text:style-name="P8">But he had never written. </text:p>
        </text:list-item>
      </text:list>
      <text:p text:style-name="Standard"><text:tab/><text:tab/>Aber er hatte nie geschrieben. </text:p>
      <text:p text:style-name="Standard"><text:tab/><text:tab/>Aber er hatte nie eine Zeile geschrieben.</text:p>
      <text:p text:style-name="Standard"/>
      <text:p text:style-name="Standard">F.</text:p>
      <text:list xml:id="list1991723642" text:style-name="L10">
        <text:list-item>
          <text:p text:style-name="P9">Nissing wanted his guest to stay a few weeks. Nissing wollte, daß der Gast einige Wochen bei ihm bliebe. ODER: Nissing wollte, daß der Gast ein paar Wochen bei ihm bleiben würde. (Note, Konjunktiv).</text:p>
        </text:list-item>
        <text:list-item>
          <text:p text:style-name="P9">The visitor said he had to travel on tomorrow. Der Gast sagte, daß er morgen abreisen müsse. ODER: Der Gast sagte, daß er morgen abfahren müsse. ODER: Der Gast sagte, daß er morgen weg müsse. (Note, Indirekt Rede, Der Gast sagte).</text:p>
        </text:list-item>
        <text:list-item>
          <text:p text:style-name="P9">He wanted to ask Nissing for forgiveness. Er wollte bitten, ihm zu verzeihen. ODER: Er wollte ihn um Verzeihung zu bitten.</text:p>
        </text:list-item>
        <text:list-item>
          <text:p text:style-name="P9">Nissing asked his guest to come into the living room. Nissing bat den Gast ins Wohnzimmer zu kommen.</text:p>
        </text:list-item>
        <text:list-item>
          <text:p text:style-name="P9">Nissing had been married and had a son. Nissing war verheiratet und hatte einen Sohn.</text:p>
        </text:list-item>
        <text:list-item>
          <text:p text:style-name="P9">He didn't trust his son. Er vertrautete dem Sohn nicht. (Note, dative verb).</text:p>
        </text:list-item>
        <text:list-item>
          <text:p text:style-name="P9">Everything depended on a test. Alles hing von einem Test ab. ODER: Er stellte seinen Sohn auf die Probe.</text:p>
        </text:list-item>
      </text:list>
      <text:p text:style-name="Standard"/>
      <text:p text:style-name="Standard"><text:soft-page-break/>G. </text:p>
      <text:list xml:id="list1648825359" text:style-name="L11">
        <text:list-item>
          <text:p text:style-name="P10">Nissing didn't know if he should talk about it. Nissing wusste nicht, ob er darüber sprechen sollte./Nissing wusste nicht, ob er davon sprechen sollte. (Note, Konjunktiv.)</text:p>
        </text:list-item>
        <text:list-item>
          <text:p text:style-name="P10">But they were good friends. Aber sie waren gute Freunde.</text:p>
        </text:list-item>
        <text:list-item>
          <text:p text:style-name="P10">Nissing had been robbed many years ago. Nissing war vor vielen Jahren bestohlen worden. (Note, if gestohlen had been used, it would mean Nissing had been stolen),</text:p>
        </text:list-item>
        <text:list-item>
          <text:p text:style-name="P10">The money had been in his Father's desk. Das Geld war in dem Schreibtisch seines Vaters gewesen.</text:p>
        </text:list-item>
        <text:list-item>
          <text:p text:style-name="P10">The drawer wasn't locked and the money was stolen. Die Schublade war nicht abgeschlossen, und das Geld wurde gestohlen. (Note, here the passive is correct).</text:p>
        </text:list-item>
        <text:list-item>
          <text:p text:style-name="P10">Only half was stolen. Nur die Hälfte wurde gestohlen. (Note, the passive is correct here).</text:p>
        </text:list-item>
        <text:list-item>
          <text:p text:style-name="P10">The thief left the rest behind. Der Dieb ließ den Rest liegen. </text:p>
        </text:list-item>
      </text:list>
      <text:p text:style-name="Standard"/>
      <text:p text:style-name="Standard">H.</text:p>
      <text:list xml:id="list687290288" text:style-name="L12">
        <text:list-item>
          <text:p text:style-name="P11">The housekeeper was the only person who could have stolen the money. <text:s/>Die Haushälterin war die einzige Person, die das Geld stehlen konnte. ODER: Die Haushälterin war die einzige Person, die den Diebstahl konnte. ODER: Die Haushälterin war die einzige Person, die den Diebstahl <text:span text:style-name="T1">ausgeführt haben konnte.</text:span></text:p>
        </text:list-item>
        <text:list-item>
          <text:p text:style-name="P12">Nissing had dismissed her. Nissing hatte sie entlassen.</text:p>
        </text:list-item>
        <text:list-item>
          <text:p text:style-name="P12">Since then Nissing had become mistrustful. Seitdem ist Nissing misstrauish geworden. ODER; Danach wurde Nissing misstrauish.</text:p>
        </text:list-item>
        <text:list-item>
          <text:p text:style-name="P12">He still left money lying around, but he counted it. Er ließ noch dann und wann Geld liegen, aber er zählte es ab.</text:p>
        </text:list-item>
        <text:list-item>
          <text:p text:style-name="P12">The money was in his desk. Das Geld war in seinem Schreibtisch. ODER: Er verwahrte das Geld im Schreibtisch.</text:p>
        </text:list-item>
        <text:list-item>
          <text:p text:style-name="P12">He knew the amount by heart. Er wusste den Betrag auswendig. ODER: Er kannte den Betrag auswendig.</text:p>
        </text:list-item>
      </text:list>
      <text:p text:style-name="P1"/>
      <text:p text:style-name="P1">I.</text:p>
      <text:list xml:id="list1459664141" text:style-name="L13">
        <text:list-item>
          <text:p text:style-name="P13">They heard the door being opened. Sie hörten, daß die Tür geöffnet wurde. ODER: Sie haben gehört, daß die Tür geöffnet wurde. (Note, the passive past would be used in German and not the passive present).</text:p>
        </text:list-item>
        <text:list-item>
          <text:p text:style-name="P13">The son didn't think that Nissing was in the house. Der Sohn glaubte nicht, daß Nissing zu Hause war. ODER: Der Sohn glaubte, daß Nissing nicht im Haus war.</text:p>
        </text:list-item>
        <text:list-item>
          <text:p text:style-name="P13">Nissing had a reason for his suspicion. Nissing hatte einen Grund misstrauish zu sein. ODER: Nissing hatte ein Grund misstrauish zu sein. ODER: Nissing hatte ein Grund Verdacht zu hegen.</text:p>
        </text:list-item>
        <text:list-item>
          <text:p text:style-name="P13">He wanted to know whether he should mistrust his son. Er wollte wissen, ob er seinen Sohn misstrauen solle. (Indirekt Rede) ODER: Er wüsste gerne, ob er seinem Sohn misstrauen sollte. (Konjunktiv). </text:p>
        </text:list-item>
        <text:list-item>
          <text:p text:style-name="P13">After some time they heard footsteps. Nach einiger Zeit hörten sie Schritte.</text:p>
        </text:list-item>
        <text:list-item>
          <text:p text:style-name="P13">The son had gone into the study. Der Sohn war ins Büro gegangen.</text:p>
        </text:list-item>
        <text:list-item>
          <text:p text:style-name="P13">The house door slammed shut and Nissing got up. Die Haustür schlug zu, und Nissing stand auf. ODER: Die Haustür schlug zu, und Nissing erhob sich.</text:p>
        </text:list-item>
        <text:list-item>
          <text:p text:style-name="P13">The guest thought he should confess. Der Gast dachte, daß er gestehen solle. (Indirekt Rede) </text:p>
        </text:list-item>
      </text:list>
      <text:p text:style-name="P1"/>
      <text:p text:style-name="P1">J.</text:p>
      <text:list xml:id="list849325781" text:style-name="L14">
        <text:list-item>
          <text:p text:style-name="P14">It took ten minutes until Nissing returned. <text:s/>Es daurte zehn Minuten, bis Nissing kehrte.</text:p>
        </text:list-item>
        <text:list-item>
          <text:p text:style-name="P14">Nissing said the money wasn't right. Nissing sagte, daß das Geld nicht stimme. (Indirekt Rede)</text:p>
        </text:list-item>
        <text:list-item>
          <text:p text:style-name="P14">The guest thought he should confess. Der Gast dachte, ich gestehen müsse.(Indirekt Rede).</text:p>
        </text:list-item>
        <text:list-item>
          <text:p text:style-name="P14"><text:soft-page-break/>The son hadn't stolen it. Nissing was mistaken. Der Sohn hatte es nicht gestohlen. Nissing hatte sich geirrt. (The passive is not used).</text:p>
        </text:list-item>
        <text:list-item>
          <text:p text:style-name="P14">There was more money in the desk than Nissing had put in (it). <text:s/>Es gab mehr Geld, als Nissing hineingelegt hatte.</text:p>
        </text:list-item>
        <text:list-item>
          <text:p text:style-name="P14">A thousand crowns more were in the desk. Ein Tausend Kronen mehr lagen dahin. ODER: Ein Tausend mehr Kronen lagen im Schreibtisch.</text:p>
        </text:list-item>
      </text:list>
      <text:p text:style-name="P1">K.</text:p>
      <text:list xml:id="list959567704" text:style-name="L15">
        <text:list-item>
          <text:p text:style-name="P15">The son didn't have that much money. Der Sohn besaß nicht so viel Geld.</text:p>
        </text:list-item>
        <text:list-item>
          <text:p text:style-name="P15">Finally they ate together and talked about other things. <text:s/>Schliesslich assen sie zusammen und sprachen über andere Dinge./ Schliesslich assen sie zusammen und sprachen von anderen Dingen.</text:p>
        </text:list-item>
        <text:list-item>
          <text:p text:style-name="P15">The guest thought he would have to confess. Der Gast dachte, daß er gestehen müsse. </text:p>
        </text:list-item>
        <text:list-item>
          <text:p text:style-name="P15">He was tired and Nissing took him to the guest room. Er war müde, und Nissing brachte ihm ins Gästezimmer.</text:p>
        </text:list-item>
      </text:list>
      <text:p text:style-name="Standard"/>
      <text:list xml:id="list256394484" text:continue-list="list937016267" text:style-name="L7">
        <text:list-header>
          <text:p text:style-name="P7"/>
        </text:list-header>
      </text:list>
      <text:p text:style-name="Standard"/>
      <text:list xml:id="list2133293627" text:style-name="L16">
        <text:list-item>
          <text:list>
            <text:list-item>
              <text:list>
                <text:list-header>
                  <text:p text:style-name="P16"/>
                </text:list-header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tarSymbol" svg:font-family="StarSymbol" style:font-charset="x-symbol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kurt krueckeberg</meta:initial-creator>
    <meta:creation-date>2010-06-15T11:40:48</meta:creation-date>
    <meta:generator>OpenOffice.org/3.2$Linux OpenOffice.org_project/320m12$Build-9483</meta:generator>
    <dc:date>2010-07-06T16:35:54</dc:date>
    <dc:creator>kurt krueckeberg</dc:creator>
    <meta:editing-duration>PT08H01M38S</meta:editing-duration>
    <meta:editing-cycles>144</meta:editing-cycles>
    <meta:printed-by>kurt krueckeberg</meta:printed-by>
    <meta:print-date>2010-06-15T12:45:17</meta:print-date>
    <meta:document-statistic meta:table-count="0" meta:image-count="0" meta:object-count="0" meta:page-count="4" meta:paragraph-count="105" meta:word-count="1600" meta:character-count="8928"/>
  </office:meta>
</office:document-meta>
</file>